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cc1" officeooo:paragraph-rsid="001a4cc1"/>
    </style:style>
    <style:style style:name="P2" style:family="paragraph" style:parent-style-name="Standard">
      <style:text-properties officeooo:rsid="001a4cc1" officeooo:paragraph-rsid="001a4cc1"/>
    </style:style>
    <style:style style:name="P3" style:family="paragraph" style:parent-style-name="Standard">
      <style:text-properties officeooo:rsid="001c5540" officeooo:paragraph-rsid="001c5540"/>
    </style:style>
    <style:style style:name="P4" style:family="paragraph" style:parent-style-name="Standard">
      <style:text-properties officeooo:rsid="001ca707" officeooo:paragraph-rsid="001ca707"/>
    </style:style>
    <style:style style:name="T1" style:family="text">
      <style:text-properties officeooo:rsid="001ca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Manual</text:p>
      <text:p text:style-name="P1">System Flow Control</text:p>
      <text:p text:style-name="P3">The safe cracker is split into a main file, 'cracker.c', and helper files which provide functions and macros to interact with the AVR board's inputs and outputs. The helper files are described in the 'Modules' section.</text:p>
      <text:p text:style-name="P3">The main file, <text:span text:style-name="T1">'cracker.c'</text:span> implements the flow of game.</text:p>
      <text:p text:style-name="P3">[flowchart]</text:p>
      <text:p text:style-name="P1">Data Structures</text:p>
      <text:p text:style-name="P1">Algorithms</text:p>
      <text:p text:style-name="P1">Modules</text:p>
      <text:p text:style-name="P4">In addition to the main file, a number of helper files define functions and macros to interact with the AVR board's inputs and outputs. </text:p>
      <text:p text:style-name="P4">keypad-util.asm</text:p>
      <text:p text:style-name="P4">lcd-util.asm</text:p>
      <text:p text:style-name="P4">lcd-fader.asm</text:p>
      <text:p text:style-name="P4">led-util.asm</text:p>
      <text:p text:style-name="P4">motor-util.asm</text:p>
      <text:p text:style-name="P4">pb-util.asm</text:p>
      <text:p text:style-name="P4">pot-util.asm</text:p>
      <text:p text:style-name="P4">print-string.asm</text:p>
      <text:p text:style-name="P4">rand.asm</text:p>
      <text:p text:style-name="P4">speaker-util.asm</text:p>
      <text:p text:style-name="P4">util.as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03:44.872593411</meta:creation-date>
    <meta:editing-duration>PT4M26S</meta:editing-duration>
    <meta:editing-cycles>2</meta:editing-cycles>
    <meta:generator>LibreOffice/4.2.8.2$Linux_X86_64 LibreOffice_project/420m0$Build-2</meta:generator>
    <dc:date>2016-06-01T15:10:49.256165590</dc:date>
    <meta:document-statistic meta:table-count="0" meta:image-count="0" meta:object-count="0" meta:page-count="1" meta:paragraph-count="20" meta:word-count="90" meta:character-count="621" meta:non-whitespace-character-count="550"/>
  </office:meta>
</office:document-meta>
</file>